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opacity-name="Transparency_20_1" draw:textarea-horizontal-align="justify" draw:textarea-vertical-align="middle" draw:auto-grow-height="false" fo:min-height="3.767cm" fo:min-width="6.477cm"/>
      <style:paragraph-properties style:writing-mode="lr-tb"/>
    </style:style>
    <style:style style:name="gr2" style:family="graphic" style:parent-style-name="standard">
      <style:graphic-properties draw:opacity="100%" draw:opacity-name="Transparency_20_1" draw:textarea-horizontal-align="justify" draw:textarea-vertical-align="middle" draw:auto-grow-height="false" fo:min-height="3.767cm" fo:min-width="7.349cm"/>
      <style:paragraph-properties style:writing-mode="lr-tb"/>
    </style:style>
    <style:style style:name="gr3" style:family="graphic" style:parent-style-name="standard">
      <style:graphic-properties draw:opacity="100%" draw:opacity-name="Transparency_20_1" draw:textarea-horizontal-align="justify" draw:textarea-vertical-align="middle" draw:auto-grow-height="false" fo:min-height="5.776cm" fo:min-width="4.733cm"/>
      <style:paragraph-properties style:writing-mode="lr-tb"/>
    </style:style>
    <style:style style:name="gr4" style:family="graphic" style:parent-style-name="objectwithoutfill">
      <style:graphic-properties svg:stroke-width="0.212cm" svg:stroke-color="#000000" draw:marker-start-width="0.518cm" draw:marker-end-width="0.518cm" draw:fill="none" draw:opacity="100%" draw:opacity-name="Transparency_20_1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opacity="100%" draw:opacity-name="Transparency_20_1" draw:textarea-horizontal-align="justify" draw:textarea-vertical-align="middle" draw:auto-grow-height="false" fo:min-height="4.018cm" fo:min-width="9.093cm"/>
      <style:paragraph-properties style:writing-mode="lr-tb"/>
    </style:style>
    <style:style style:name="gr6" style:family="graphic" style:parent-style-name="standard">
      <style:graphic-properties draw:opacity="100%" draw:opacity-name="Transparency_20_1" draw:textarea-horizontal-align="justify" draw:textarea-vertical-align="middle" draw:auto-grow-height="false" fo:min-height="8.789cm" fo:min-width="6.485cm"/>
      <style:paragraph-properties style:writing-mode="lr-tb"/>
    </style:style>
    <style:style style:name="gr7" style:family="graphic" style:parent-style-name="objectwithoutfill">
      <style:graphic-properties svg:stroke-width="0.212cm" svg:stroke-color="#000000" draw:marker-start-width="0.518cm" draw:marker-end-width="0.518cm" draw:fill="none" draw:fill-color="#ffffff" draw:opacity="100%" draw:opacity-name="Transparency_20_1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3465a4" draw:fill-color="#729fcf" draw:opacity="100%" draw:opacity-name="Transparency_20_1" draw:textarea-horizontal-align="justify" draw:textarea-vertical-align="middle" draw:auto-grow-height="false" fo:min-height="4.83cm" fo:min-width="8.39cm" draw:shadow="hidden" loext:glow-radius="0cm" loext:softedge-radius="0cm"/>
      <style:paragraph-properties style:writing-mode="lr-tb"/>
    </style:style>
    <style:style style:name="gr9" style:family="graphic" style:parent-style-name="standard">
      <style:graphic-properties svg:stroke-color="#3465a4" draw:fill-color="#729fcf" draw:opacity="100%" draw:opacity-name="Transparency_20_1" draw:textarea-horizontal-align="justify" draw:textarea-vertical-align="middle" draw:auto-grow-height="false" fo:min-height="4.83cm" fo:min-width="8.39cm"/>
      <style:paragraph-properties style:writing-mode="lr-tb"/>
    </style:style>
    <style:style style:name="gr10" style:family="graphic" style:parent-style-name="standard">
      <style:graphic-properties svg:stroke-color="#729fcf" draw:fill-color="#729fcf" draw:opacity="100%" draw:opacity-name="Transparency_20_1" draw:textarea-horizontal-align="justify" draw:textarea-vertical-align="middle" draw:auto-grow-height="false" fo:min-height="2.29cm" fo:min-width="4.58cm"/>
    </style:style>
    <style:style style:name="gr1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svg:stroke-color="#729fcf" draw:fill-color="#3465a4" draw:opacity="100%" draw:opacity-name="Transparency_20_1" draw:textarea-horizontal-align="justify" draw:textarea-vertical-align="middle" draw:auto-grow-height="false" fo:min-height="8.64cm" fo:min-width="17.28cm"/>
      <style:paragraph-properties style:writing-mode="lr-tb"/>
    </style:style>
    <style:style style:name="gr13" style:family="graphic" style:parent-style-name="objectwithoutfill">
      <style:graphic-properties draw:stroke="dash" draw:stroke-dash="Dash" svg:stroke-width="0.212cm" svg:stroke-color="#3465a4" draw:marker-start-width="0.518cm" draw:marker-end="Arrowheads_20_2" draw:marker-end-width="0.618cm" svg:stroke-linecap="butt" draw:fill="none" draw:fill-color="#3465a4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draw:stroke="dash" draw:stroke-dash="Dash" svg:stroke-width="0.212cm" svg:stroke-color="#355269" draw:marker-start-width="0.518cm" draw:marker-end-width="0.518cm" svg:stroke-linecap="butt" draw:fill="none" draw:fill-color="#3465a4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draw:stroke="dash" draw:stroke-dash="Dash" svg:stroke-width="0.212cm" svg:stroke-color="#3465a4" draw:marker-start-width="0.518cm" draw:marker-end-width="0.518cm" svg:stroke-linecap="butt" draw:fill="none" draw:fill-color="#3465a4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stroke="dash" draw:stroke-dash="Dash" svg:stroke-width="0.212cm" draw:marker-start="Arrowheads_20_4" draw:marker-start-width="0.618cm" draw:marker-end="Arrowheads_20_5" draw:marker-end-width="0.618cm" svg:stroke-linecap="butt" draw:textarea-horizontal-align="center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dash" draw:stroke-dash="Dash" svg:stroke-width="0.212cm" svg:stroke-color="#3465a4" draw:marker-start="Arrowheads_20_6" draw:marker-start-width="0.618cm" draw:marker-end-width="0.518cm" svg:stroke-linecap="butt" draw:fill-color="#3465a4" draw:textarea-vertical-align="middle" fo:padding-top="0.231cm" fo:padding-bottom="0.231cm" fo:padding-left="0.356cm" fo:padding-right="0.3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opacity="100%" draw:opacity-name="Transparency_20_1"/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3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4" style:family="paragraph">
      <loext:graphic-properties draw:opacity="100%" draw:opacity-name="Transparency_20_1"/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5" style:family="paragraph">
      <loext:graphic-properties draw:fill="none" draw:opacity="100%" draw:opacity-name="Transparency_20_1"/>
      <style:paragraph-properties fo:margin-left="0cm" fo:margin-right="0cm" fo:text-align="center" fo:text-indent="0cm"/>
    </style:style>
    <style:style style:name="P6" style:family="paragraph">
      <loext:graphic-properties draw:fill="none" draw:fill-color="#ffffff" draw:opacity="100%" draw:opacity-name="Transparency_20_1"/>
      <style:paragraph-properties fo:margin-left="0cm" fo:margin-right="0cm" fo:text-align="center" fo:text-indent="0cm"/>
    </style:style>
    <style:style style:name="P7" style:family="paragraph">
      <loext:graphic-properties draw:fill-color="#729fcf" draw:opacity="100%" draw:opacity-name="Transparency_20_1"/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8" style:family="paragraph">
      <loext:graphic-properties draw:fill-color="#729fcf" draw:opacity="100%" draw:opacity-name="Transparency_20_1"/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/>
    </style:style>
    <style:style style:name="P10" style:family="paragraph">
      <loext:graphic-properties draw:fill-color="#3465a4" draw:opacity="100%" draw:opacity-name="Transparency_20_1"/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11" style:family="paragraph">
      <loext:graphic-properties draw:fill="none" draw:fill-color="#3465a4"/>
      <style:paragraph-properties fo:margin-left="58.42cm" fo:margin-right="0cm" fo:text-align="center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-color="#3465a4"/>
      <style:paragraph-properties fo:margin-left="58.42cm" fo:margin-right="0cm" fo:text-align="center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77cm" svg:height="4.017cm" svg:x="6.029cm" svg:y="6.791cm">
          <text:p text:style-name="P1"><text:span text:style-name="T1">SOLAR</text:span></text:p>
          <text:p text:style-name="P1"><text:span text:style-name="T1">+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77cm" svg:height="4.017cm" svg:x="6.029cm" svg:y="12.817cm">
          <text:p text:style-name="P1"><text:span text:style-name="T1">SOLAR</text:span></text:p>
          <text:p text:style-name="P1"><text:span text:style-name="T1">-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77cm" svg:height="4.017cm" svg:x="6.029cm" svg:y="29.891cm">
          <text:p text:style-name="P1"><text:span text:style-name="T1">SOLAR</text:span></text:p>
          <text:p text:style-name="P1"><text:span text:style-name="T1">-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77cm" svg:height="4.017cm" svg:x="6.029cm" svg:y="23.865cm">
          <text:p text:style-name="P1"><text:span text:style-name="T1">SOLAR</text:span></text:p>
          <text:p text:style-name="P1"><text:span text:style-name="T1">+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77cm" svg:height="4.017cm" svg:x="6.029cm" svg:y="40.938cm">
          <text:p text:style-name="P1"><text:span text:style-name="T1">SOLAR</text:span></text:p>
          <text:p text:style-name="P1"><text:span text:style-name="T1">+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77cm" svg:height="4.017cm" svg:x="6.029cm" svg:y="46.964cm">
          <text:p text:style-name="P1"><text:span text:style-name="T1">SOLAR</text:span></text:p>
          <text:p text:style-name="P1"><text:span text:style-name="T1">-Z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49cm" svg:height="4.017cm" svg:x="26.089cm" svg:y="9.804cm">
          <text:p text:style-name="P1"><text:span text:style-name="T1">MPPT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49cm" svg:height="4.017cm" svg:x="26.089cm" svg:y="26.878cm">
          <text:p text:style-name="P1"><text:span text:style-name="T1">MPPT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49cm" svg:height="4.017cm" svg:x="26.089cm" svg:y="43.951cm">
          <text:p text:style-name="P1"><text:span text:style-name="T1">MPPT 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33cm" svg:height="6.026cm" svg:x="19.984cm" svg:y="15.83cm">
          <text:p text:style-name="P3"><text:span text:style-name="T2">CURRENT,</text:span></text:p>
          <text:p text:style-name="P3"><text:span text:style-name="T2">VOLTAGE </text:span></text:p>
          <text:p text:style-name="P3"><text:span text:style-name="T2">MEASUR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33cm" svg:height="6.026cm" svg:x="16.495cm" svg:y="49.977cm">
          <text:p text:style-name="P3"><text:span text:style-name="T2">CURRENT,</text:span></text:p>
          <text:p text:style-name="P3"><text:span text:style-name="T2">VOLTAGE </text:span></text:p>
          <text:p text:style-name="P3"><text:span text:style-name="T2">MEASUR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33cm" svg:height="6.026cm" svg:x="18.239cm" svg:y="32.903cm">
          <text:p text:style-name="P3"><text:span text:style-name="T2">CURRENT,</text:span></text:p>
          <text:p text:style-name="P3"><text:span text:style-name="T2">VOLTAGE </text:span></text:p>
          <text:p text:style-name="P3"><text:span text:style-name="T2">MEASUREMENT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006cm" svg:y1="14.826cm" svg:x2="15.623cm" svg:y2="14.826cm">
          <text:p/>
        </draw:line>
        <draw:line draw:style-name="gr4" draw:text-style-name="P5" draw:layer="layout" svg:x1="13.006cm" svg:y1="8.8cm" svg:x2="15.623cm" svg:y2="8.8cm">
          <text:p/>
        </draw:line>
        <draw:line draw:style-name="gr4" draw:text-style-name="P5" draw:layer="layout" svg:x1="13.006cm" svg:y1="48.973cm" svg:x2="15.623cm" svg:y2="48.973cm">
          <text:p/>
        </draw:line>
        <draw:line draw:style-name="gr4" draw:text-style-name="P5" draw:layer="layout" svg:x1="13.006cm" svg:y1="42.947cm" svg:x2="15.623cm" svg:y2="42.947cm">
          <text:p/>
        </draw:line>
        <draw:line draw:style-name="gr4" draw:text-style-name="P5" draw:layer="layout" svg:x1="13.006cm" svg:y1="31.899cm" svg:x2="15.623cm" svg:y2="31.899cm">
          <text:p/>
        </draw:line>
        <draw:line draw:style-name="gr4" draw:text-style-name="P5" draw:layer="layout" svg:x1="13.006cm" svg:y1="25.873cm" svg:x2="15.623cm" svg:y2="25.873cm">
          <text:p/>
        </draw:line>
        <draw:line draw:style-name="gr4" draw:text-style-name="P5" draw:layer="layout" svg:x1="15.622cm" svg:y1="11.813cm" svg:x2="26.089cm" svg:y2="11.813cm">
          <text:p/>
        </draw:line>
        <draw:line draw:style-name="gr4" draw:text-style-name="P5" draw:layer="layout" svg:x1="15.622cm" svg:y1="45.96cm" svg:x2="26.089cm" svg:y2="45.96cm">
          <text:p/>
        </draw:line>
        <draw:line draw:style-name="gr4" draw:text-style-name="P5" draw:layer="layout" svg:x1="15.622cm" svg:y1="28.886cm" svg:x2="26.089cm" svg:y2="28.886cm">
          <text:p/>
        </draw:line>
        <draw:line draw:style-name="gr4" draw:text-style-name="P5" draw:layer="layout" svg:x1="15.623cm" svg:y1="8.8cm" svg:x2="15.623cm" svg:y2="14.826cm">
          <text:p/>
        </draw:line>
        <draw:line draw:style-name="gr4" draw:text-style-name="P5" draw:layer="layout" svg:x1="15.623cm" svg:y1="42.947cm" svg:x2="15.623cm" svg:y2="48.973cm">
          <text:p/>
        </draw:line>
        <draw:line draw:style-name="gr4" draw:text-style-name="P5" draw:layer="layout" svg:x1="15.623cm" svg:y1="25.873cm" svg:x2="15.623cm" svg:y2="31.899cm">
          <text:p/>
        </draw:line>
        <draw:line draw:style-name="gr4" draw:text-style-name="P5" draw:layer="layout" svg:x1="22.6cm" svg:y1="11.813cm" svg:x2="22.6cm" svg:y2="15.83cm">
          <text:p/>
        </draw:line>
        <draw:line draw:style-name="gr4" draw:text-style-name="P5" draw:layer="layout" svg:x1="19.112cm" svg:y1="45.96cm" svg:x2="19.112cm" svg:y2="49.977cm">
          <text:p/>
        </draw:line>
        <draw:line draw:style-name="gr4" draw:text-style-name="P5" draw:layer="layout" svg:x1="20.856cm" svg:y1="28.886cm" svg:x2="20.856cm" svg:y2="32.903cm">
          <text:p/>
        </draw:line>
        <draw:line draw:style-name="gr4" draw:text-style-name="P5" draw:layer="layout" svg:x1="33.938cm" svg:y1="11.813cm" svg:x2="39.171cm" svg:y2="11.813cm">
          <text:p/>
        </draw:line>
        <draw:line draw:style-name="gr4" draw:text-style-name="P5" draw:layer="layout" svg:x1="33.938cm" svg:y1="45.96cm" svg:x2="39.171cm" svg:y2="45.96cm">
          <text:p/>
        </draw:line>
        <draw:line draw:style-name="gr4" draw:text-style-name="P5" draw:layer="layout" svg:x1="33.938cm" svg:y1="28.886cm" svg:x2="39.171cm" svg:y2="28.886cm">
          <text:p/>
        </draw:line>
        <draw:line draw:style-name="gr4" draw:text-style-name="P5" draw:layer="layout" svg:x1="39.171cm" svg:y1="11.813cm" svg:x2="39.171cm" svg:y2="45.96cm">
          <text:p/>
        </draw:line>
        <draw:line draw:style-name="gr4" draw:text-style-name="P5" draw:layer="layout" svg:x1="39.171cm" svg:y1="28.886cm" svg:x2="70.569cm" svg:y2="28.886cm">
          <text:p/>
        </draw:line>
        <draw:custom-shape draw:style-name="gr3" draw:text-style-name="P4" draw:layer="layout" svg:width="5.233cm" svg:height="6.026cm" svg:x="94.98cm" svg:y="39.106cm">
          <text:p text:style-name="P3"><text:span text:style-name="T2">CURRENT,</text:span></text:p>
          <text:p text:style-name="P3"><text:span text:style-name="T2">VOLTAGE </text:span></text:p>
          <text:p text:style-name="P3"><text:span text:style-name="T2">MEASUR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593cm" svg:height="4.268cm" svg:x="55.743cm" svg:y="31.648cm">
          <text:p text:style-name="P1"><text:span text:style-name="T1">CHARG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985cm" svg:height="9.039cm" svg:x="67.675cm" svg:y="35.925cm">
          <text:p text:style-name="P1"><text:span text:style-name="T1">BATTERY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3.126cm" svg:y1="28.886cm" svg:x2="53.126cm" svg:y2="33.908cm">
          <text:p/>
        </draw:line>
        <draw:line draw:style-name="gr4" draw:text-style-name="P5" draw:layer="layout" svg:x1="53.126cm" svg:y1="33.908cm" svg:x2="55.743cm" svg:y2="33.908cm">
          <text:p/>
        </draw:line>
        <draw:line draw:style-name="gr4" draw:text-style-name="P5" draw:layer="layout" svg:x1="65.336cm" svg:y1="33.908cm" svg:x2="72.313cm" svg:y2="33.908cm">
          <text:p/>
        </draw:line>
        <draw:line draw:style-name="gr4" draw:text-style-name="P5" draw:layer="layout" svg:x1="61.848cm" svg:y1="24.869cm" svg:x2="78.419cm" svg:y2="24.869cm">
          <text:p/>
        </draw:line>
        <draw:line draw:style-name="gr4" draw:text-style-name="P5" draw:layer="layout" svg:x1="72.314cm" svg:y1="24.869cm" svg:x2="72.314cm" svg:y2="27.882cm">
          <text:p/>
        </draw:line>
        <draw:line draw:style-name="gr4" draw:text-style-name="P5" draw:layer="layout" svg:x1="72.314cm" svg:y1="29.891cm" svg:x2="72.314cm" svg:y2="35.917cm">
          <text:p/>
        </draw:line>
        <draw:line draw:style-name="gr4" draw:text-style-name="P5" draw:layer="layout" svg:x1="72.314cm" svg:y1="27.882cm" svg:x2="71.442cm" svg:y2="29.891cm">
          <text:p/>
        </draw:line>
        <draw:path draw:style-name="gr7" draw:text-style-name="P6" draw:layer="layout" svg:width="5.021cm" svg:height="0.387cm" draw:transform="rotate (1.5707963267949) translate (61.4601646586345cm 29.8905102040816cm)" svg:viewBox="0 0 5022 388" svg:d="M0 388c1004-873 2009 0 2009 0h3013">
          <text:p/>
        </draw:path>
        <draw:line draw:style-name="gr4" draw:text-style-name="P5" draw:layer="layout" svg:x1="61.848cm" svg:y1="29.891cm" svg:x2="61.848cm" svg:y2="31.648cm">
          <text:p/>
        </draw:line>
        <draw:custom-shape draw:style-name="gr8" draw:text-style-name="P7" draw:layer="layout" svg:width="8.89cm" svg:height="5.08cm" svg:x="83.55cm" svg:y="11.16cm">
          <text:p text:style-name="P1"><text:span text:style-name="T1">BUCK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89cm" svg:height="5.08cm" svg:x="83.55cm" svg:y="34.02cm">
          <text:p text:style-name="P1"><text:span text:style-name="T1">BU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33cm" svg:height="6.026cm" svg:x="97.367cm" svg:y="16.246cm">
          <text:p text:style-name="P3"><text:span text:style-name="T2">CURRENT,</text:span></text:p>
          <text:p text:style-name="P3"><text:span text:style-name="T2">VOLTAGE </text:span></text:p>
          <text:p text:style-name="P3"><text:span text:style-name="T2">MEASUR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33cm" svg:height="6.026cm" svg:x="45.45cm" svg:y="32.75cm">
          <text:p text:style-name="P3"><text:span text:style-name="T2">CURRENT,</text:span></text:p>
          <text:p text:style-name="P3"><text:span text:style-name="T2">VOLTAGE </text:span></text:p>
          <text:p text:style-name="P3"><text:span text:style-name="T2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08cm" svg:height="2.54cm" svg:x="105.14cm" svg:y="12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08cm" svg:height="2.54cm" svg:x="105.14cm" svg:y="35.29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2.44cm" svg:y1="13.7cm" svg:x2="105.14cm" svg:y2="13.7cm">
          <text:p/>
        </draw:line>
        <draw:line draw:style-name="gr4" draw:text-style-name="P5" draw:layer="layout" svg:x1="92.44cm" svg:y1="36.56cm" svg:x2="106.41cm" svg:y2="36.56cm">
          <text:p/>
        </draw:line>
        <draw:line draw:style-name="gr4" draw:text-style-name="P5" draw:layer="layout" svg:x1="78.47cm" svg:y1="13.7cm" svg:x2="78.47cm" svg:y2="36.56cm">
          <text:p/>
        </draw:line>
        <draw:line draw:style-name="gr4" draw:text-style-name="P5" draw:layer="layout" svg:x1="78.47cm" svg:y1="13.7cm" svg:x2="83.55cm" svg:y2="13.7cm">
          <text:p/>
        </draw:line>
        <draw:line draw:style-name="gr4" draw:text-style-name="P5" draw:layer="layout" svg:x1="78.47cm" svg:y1="36.56cm" svg:x2="83.55cm" svg:y2="36.56cm">
          <text:p/>
        </draw:line>
        <draw:line draw:style-name="gr11" draw:text-style-name="P9" draw:layer="layout" svg:x1="108.95cm" svg:y1="13.7cm" svg:x2="115.3cm" svg:y2="13.7cm">
          <text:p/>
        </draw:line>
        <draw:line draw:style-name="gr11" draw:text-style-name="P9" draw:layer="layout" svg:x1="108.95cm" svg:y1="36.56cm" svg:x2="115.3cm" svg:y2="36.56cm">
          <text:p/>
        </draw:line>
        <draw:line draw:style-name="gr4" draw:text-style-name="P5" draw:layer="layout" svg:x1="100.06cm" svg:y1="13.7cm" svg:x2="100.06cm" svg:y2="16.24cm">
          <text:p/>
        </draw:line>
        <draw:line draw:style-name="gr4" draw:text-style-name="P5" draw:layer="layout" svg:x1="97.52cm" svg:y1="36.56cm" svg:x2="97.52cm" svg:y2="39.1cm">
          <text:p/>
        </draw:line>
        <draw:line draw:style-name="gr4" draw:text-style-name="P5" draw:layer="layout" svg:x1="105.14cm" svg:y1="13.7cm" svg:x2="106.41cm" svg:y2="13.7cm">
          <text:p/>
        </draw:line>
        <draw:line draw:style-name="gr4" draw:text-style-name="P5" draw:layer="layout" svg:x1="106.41cm" svg:y1="13.7cm" svg:x2="108.95cm" svg:y2="12.747cm">
          <text:p/>
        </draw:line>
        <draw:line draw:style-name="gr4" draw:text-style-name="P5" draw:layer="layout" svg:x1="106.41cm" svg:y1="36.56cm" svg:x2="108.95cm" svg:y2="35.607cm">
          <text:p/>
        </draw:line>
        <draw:custom-shape draw:style-name="gr12" draw:text-style-name="P10" draw:layer="layout" svg:width="17.78cm" svg:height="8.89cm" svg:x="51.8cm" svg:y="59.42cm">
          <text:p text:style-name="P1"><text:span text:style-name="T1">MICRO-CONTROLLE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7.99cm" svg:y1="28.733cm" svg:x2="47.99cm" svg:y2="32.75cm">
          <text:p/>
        </draw:line>
        <draw:line draw:style-name="gr13" draw:text-style-name="P11" draw:layer="controls" svg:x1="20.05cm" svg:y1="68.31cm" svg:x2="51.8cm" svg:y2="68.31cm">
          <text:p/>
        </draw:line>
        <draw:line draw:style-name="gr13" draw:text-style-name="P11" draw:layer="controls" svg:x1="46.72cm" svg:y1="60.69cm" svg:x2="51.8cm" svg:y2="60.69cm">
          <text:p/>
        </draw:line>
        <draw:line draw:style-name="gr13" draw:text-style-name="P11" draw:layer="controls" svg:x1="24.812cm" svg:y1="63.23cm" svg:x2="51.8cm" svg:y2="63.23cm">
          <text:p/>
        </draw:line>
        <draw:line draw:style-name="gr13" draw:text-style-name="P11" draw:layer="controls" svg:x1="22.907cm" svg:y1="65.77cm" svg:x2="51.8cm" svg:y2="65.77cm">
          <text:p/>
        </draw:line>
        <draw:line draw:style-name="gr14" draw:text-style-name="P11" draw:layer="controls" svg:x1="20.05cm" svg:y1="56.244cm" svg:x2="20.05cm" svg:y2="68.31cm">
          <text:p/>
        </draw:line>
        <draw:line draw:style-name="gr15" draw:text-style-name="P11" draw:layer="controls" svg:x1="20.05cm" svg:y1="56.244cm" svg:x2="20.05cm" svg:y2="68.31cm">
          <text:p/>
        </draw:line>
        <draw:line draw:style-name="gr15" draw:text-style-name="P11" draw:layer="controls" svg:x1="24.495cm" svg:y1="21.954cm" svg:x2="24.495cm" svg:y2="63.23cm">
          <text:p/>
        </draw:line>
        <draw:line draw:style-name="gr15" draw:text-style-name="P11" draw:layer="controls" svg:x1="22.59cm" svg:y1="39.1cm" svg:x2="22.59cm" svg:y2="65.77cm">
          <text:p/>
        </draw:line>
        <draw:line draw:style-name="gr15" draw:text-style-name="P11" draw:layer="controls" svg:x1="46.72cm" svg:y1="38.782cm" svg:x2="46.72cm" svg:y2="60.372cm">
          <text:p/>
        </draw:line>
        <draw:line draw:style-name="gr16" draw:text-style-name="P12" draw:layer="layout" svg:x1="59.42cm" svg:y1="35.925cm" svg:x2="59.42cm" svg:y2="59.42cm">
          <text:p/>
        </draw:line>
        <draw:line draw:style-name="gr16" draw:text-style-name="P12" draw:layer="controls" svg:x1="68.31cm" svg:y1="44.815cm" svg:x2="68.31cm" svg:y2="59.42cm">
          <text:p/>
        </draw:line>
        <draw:line draw:style-name="gr15" draw:text-style-name="P11" draw:layer="controls" svg:x1="96.25cm" svg:y1="45.132cm" svg:x2="96.25cm" svg:y2="60.69cm">
          <text:p/>
        </draw:line>
        <draw:line draw:style-name="gr17" draw:text-style-name="P13" draw:layer="controls" svg:x1="69.58cm" svg:y1="60.69cm" svg:x2="96.25cm" svg:y2="60.69cm">
          <text:p/>
        </draw:line>
        <draw:line draw:style-name="gr17" draw:text-style-name="P13" draw:layer="controls" svg:x1="69.58cm" svg:y1="68.31cm" svg:x2="112.76cm" svg:y2="68.31cm">
          <text:p/>
        </draw:line>
        <draw:line draw:style-name="gr17" draw:text-style-name="P13" draw:layer="controls" svg:x1="69.58cm" svg:y1="65.77cm" svg:x2="108.95cm" svg:y2="65.77cm">
          <text:p/>
        </draw:line>
        <draw:line draw:style-name="gr17" draw:text-style-name="P13" draw:layer="controls" svg:x1="69.58cm" svg:y1="63.23cm" svg:x2="101.33cm" svg:y2="63.23cm">
          <text:p/>
        </draw:line>
        <draw:line draw:style-name="gr15" draw:text-style-name="P11" draw:layer="controls" svg:x1="108.95cm" svg:y1="14.969cm" svg:x2="108.95cm" svg:y2="20.05cm">
          <text:p/>
        </draw:line>
        <draw:line draw:style-name="gr15" draw:text-style-name="P11" draw:layer="controls" svg:x1="101.33cm" svg:y1="22.272cm" svg:x2="101.33cm" svg:y2="63.23cm">
          <text:p/>
        </draw:line>
        <draw:line draw:style-name="gr15" draw:text-style-name="P11" draw:layer="controls" svg:x1="108.95cm" svg:y1="37.829cm" svg:x2="108.95cm" svg:y2="65.77cm">
          <text:p/>
        </draw:line>
        <draw:line draw:style-name="gr15" draw:text-style-name="P11" draw:layer="controls" svg:x1="112.76cm" svg:y1="20.049cm" svg:x2="112.76cm" svg:y2="68.31cm">
          <text:p/>
        </draw:line>
        <draw:line draw:style-name="gr15" draw:text-style-name="P11" draw:layer="controls" svg:x1="108.95cm" svg:y1="20.05cm" svg:x2="112.76cm" svg:y2="20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square" draw:cx="50%" draw:cy="50%" draw:start="100%" draw:end="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0T19:24:03.114000000</meta:creation-date>
    <dc:date>2022-12-20T21:32:54.479000000</dc:date>
    <meta:editing-duration>PT2H8M51S</meta:editing-duration>
    <meta:editing-cycles>3</meta:editing-cycles>
    <meta:generator>LibreOffice/7.4.3.2$Windows_X86_64 LibreOffice_project/1048a8393ae2eeec98dff31b5c133c5f1d08b890</meta:generator>
    <meta:document-statistic meta:object-count="85"/>
  </office:meta>
</office:document-meta>
</file>